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32pt" fo:font-weight="bold" style:letter-kerning="true" style:font-size-asian="32pt" style:font-weight-asian="bold" style:font-family-complex="Calibri" style:font-family-generic-complex="swiss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 style:letter-kerning="true" style:font-size-asian="58pt" style:font-weight-asian="bold" style:font-family-complex="Calibri" style:font-family-generic-complex="swiss" style:font-size-complex="5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Hej, Jezu, Królem Tyś,</text:span><text:span text:style-name="T1"><text:line-break/></text:span><text:span text:style-name="T1">życie Twe uwalnia mnie.</text:span><text:span text:style-name="T1"><text:line-break/></text:span><text:span text:style-name="T1">Będę sławił cały dzień</text:span><text:span text:style-name="T1"><text:line-break/></text:span><text:span text:style-name="T1">doskonałe drogi T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Hej Jezu, Panem Tyś.</text:span><text:span text:style-name="T1"><text:line-break/></text:span><text:span text:style-name="T1">Chcę słuchać</text:span><text:span text:style-name="T1"><text:line-break/></text:span><text:span text:style-name="T1">Twoich słów.</text:span><text:span text:style-name="T1"><text:line-break/></text:span><text:span text:style-name="T1">Twe królestwo</text:span><text:span text:style-name="T1"><text:line-break/></text:span><text:span text:style-name="T1">ujrzeć chcę.</text:span><text:span text:style-name="T1"><text:line-break/></text:span><text:span text:style-name="T1">Wola Twa</text:span><text:span text:style-name="T1"><text:line-break/></text:span><text:span text:style-name="T1">niech spełni s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Chwała Barankowi, cześć.</text:span><text:span text:style-name="T1"><text:line-break/></text:span><text:span text:style-name="T1">Weź mnie do ziemi swej.</text:span><text:span text:style-name="T1"><text:line-break/></text:span><text:span text:style-name="T1">Zwyciężymy w Imię Twe.</text:span><text:span text:style-name="T1"><text:line-break/></text:span><text:span text:style-name="T1">Ogłosimy rządy T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8cm" svg:height="21.323cm" svg:x="0cm" svg:y="0cm" presentation:class="title" presentation:user-transformed="true">
          <draw:text-box>
            <text:p text:style-name="P1"><text:span text:style-name="T1">Hej, o hej, o Lwie Judy,</text:span><text:span text:style-name="T1"><text:line-break/></text:span><text:span text:style-name="T1">jak potężnym jesteś Ty.</text:span><text:span text:style-name="T1"><text:line-break/></text:span><text:span text:style-name="T1">Hej, o hej, o Lwie Judy,</text:span><text:span text:style-name="T1"><text:line-break/></text:span><text:span text:style-name="T1">jak wspaniałym</text:span><text:span text:style-name="T1"><text:line-break/></text:span><text:span text:style-name="T1">jesteś Ty.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M27S</meta:editing-duration>
    <meta:editing-cycles>7</meta:editing-cycles>
    <meta:generator>OpenOffice/4.1.1$Win32 OpenOffice.org_project/411m6$Build-9775</meta:generator>
    <dc:date>2015-07-14T19:34:19.85</dc:date>
    <dc:creator>Woda Życia</dc:creator>
    <meta:document-statistic meta:object-count="33"/>
  </office:meta>
</office:document-meta>
</file>